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316cm"/>
    </style:style>
    <style:style style:name="Tabela1.B" style:family="table-column">
      <style:table-column-properties style:column-width="7.117cm"/>
    </style:style>
    <style:style style:name="Tabela1.C" style:family="table-column">
      <style:table-column-properties style:column-width="7.567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7.934cm"/>
    </style:style>
    <style:style style:name="Tabela2.B" style:family="table-column">
      <style:table-column-properties style:column-width="9.066cm"/>
    </style:style>
    <style:style style:name="Tabela2.A1" style:family="table-cell">
      <style:table-cell-properties style:vertical-align="middle" fo:padding="0.049cm" fo:border="none"/>
    </style:style>
    <style:style style:name="P1" style:family="paragraph" style:parent-style-name="Table_20_Heading">
      <style:text-properties fo:font-size="2pt" style:font-size-asian="2pt" style:font-size-complex="2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Hypervisor i model licencjonowania – dwie zupełnie różne filozofie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Heading"><text:span text:style-name="Strong_20_Emphasis">Citrix XenServer 8.4</text:span></text:p>
            </table:table-cell>
            <table:table-cell table:style-name="Tabela1.A1" office:value-type="string">
              <text:p text:style-name="Table_20_Heading"><text:span text:style-name="Strong_20_Emphasis">VMware ESXi 8.x / vSphere Foundation</text:span>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Jak liczone</text:span></text:p>
          </table:table-cell>
          <table:table-cell table:style-name="Tabela1.A1" office:value-type="string">
            <text:p text:style-name="Table_20_Contents"><text:span text:style-name="Strong_20_Emphasis">per-socket</text:span><text:line-break/>(tylko obsadzone gniazda CPU) <text:a xlink:type="simple" xlink:href="https://docs.xenserver.com/en-us/xenserver/8/overview-licensing.html?utm_source=chatgpt.com" office:target-frame-name="_blank" xlink:show="new" text:style-name="Internet_20_link" text:visited-style-name="Visited_20_Internet_20_Link">docs.xenserver.com</text:a><text:a xlink:type="simple" xlink:href="https://docs.xenserver.com/en-us/xenserver/8/faq-licensing.html?utm_source=chatgpt.com" office:target-frame-name="_blank" xlink:show="new" text:style-name="Internet_20_link" text:visited-style-name="Visited_20_Internet_20_Link">docs.xenserver.com</text:a></text:p>
          </table:table-cell>
          <table:table-cell table:style-name="Tabela1.A1" office:value-type="string">
            <text:p text:style-name="Table_20_Contents"><text:span text:style-name="Strong_20_Emphasis">per-core</text:span><text:line-break/>(min. 16 rdzeni/CPU, 72 rdzeni w jednorazowym zamówieniu) <text:a xlink:type="simple" xlink:href="https://www.reddit.com/r/vmware/comments/1jo8oa1/latest_list_price/?utm_source=chatgpt.com" office:target-frame-name="_blank" xlink:show="new" text:style-name="Internet_20_link" text:visited-style-name="Visited_20_Internet_20_Link">reddit.com</text:a><text:a xlink:type="simple" xlink:href="https://www.theregister.com/Tag/VMWare/?utm_source=chatgpt.com" office:target-frame-name="_blank" xlink:show="new" text:style-name="Internet_20_link" text:visited-style-name="Visited_20_Internet_20_Link">theregister.com</text:a>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Warianty/licencje</text:span></text:p>
          </table:table-cell>
          <table:table-cell table:style-name="Tabela1.A1" office:value-type="string">
            <text:p text:style-name="Table_20_Contents"><text:span text:style-name="Emphasis">Premium Edition</text:span> – jedyna edycja od VI 2024; sam hypervisor + HA, Live Migration, vGPU, XOSTOR. Stand-alone Standard/Premium zostały wycofane <text:a xlink:type="simple" xlink:href="https://support.citrix.com/s/article/CTX677970-end-of-sale-and-renewal-for-xenserver-standard-and-premium-editions?language=en_US&amp;utm_source=chatgpt.com" office:target-frame-name="_blank" xlink:show="new" text:style-name="Internet_20_link" text:visited-style-name="Visited_20_Internet_20_Link">support.citrix.com</text:a></text:p>
          </table:table-cell>
          <table:table-cell table:style-name="Tabela1.A1" office:value-type="string">
            <text:p text:style-name="Table_20_Contents"><text:span text:style-name="Emphasis">vSphere Foundation</text:span> (VSF) = ESXi + vCenter Std + Enterprise Plus; wyższe pakiety wchodzą w VMware Cloud Foundation (VCF)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Cennik katalogowy 1-roczny</text:span></text:p>
          </table:table-cell>
          <table:table-cell table:style-name="Tabela1.A1" office:value-type="string">
            <text:p text:style-name="Table_20_Contents">• Tier 1 (1-4 gniazd): <text:span text:style-name="Strong_20_Emphasis">≈ 875 USD/socket/rok</text:span> <text:a xlink:type="simple" xlink:href="https://wintelguy.com/2024/virtualization-cost-comparison.html?utm_source=chatgpt.com" office:target-frame-name="_blank" xlink:show="new" text:style-name="Internet_20_link" text:visited-style-name="Visited_20_Internet_20_Link">wintelguy.com</text:a><text:line-break/>• Bezpłatna promocyjna pula 10 000 socketów dla posiadaczy subskrypcji Citrix (ważna do 25 VI 2025) <text:a xlink:type="simple" xlink:href="https://www.citrix.com/platform/xenserver.html?srsltid=AfmBOoqTrSZp1wkKRXKBY1GUe73-9R4A4qjrWeYiFSsei0ewnd4VFtbD&amp;utm_source=chatgpt.com" office:target-frame-name="_blank" xlink:show="new" text:style-name="Internet_20_link" text:visited-style-name="Visited_20_Internet_20_Link">citrix.com</text:a></text:p>
          </table:table-cell>
          <table:table-cell table:style-name="Tabela1.A1" office:value-type="string">
            <text:p text:style-name="Table_20_Contents">• VSF: <text:span text:style-name="Strong_20_Emphasis">≈ 190 USD/core/rok</text:span> (3019 USD za pakiet 16 rdzeni) <text:a xlink:type="simple" xlink:href="https://www.reddit.com/r/vmware/comments/1jo8oa1/latest_list_price/?utm_source=chatgpt.com" office:target-frame-name="_blank" xlink:show="new" text:style-name="Internet_20_link" text:visited-style-name="Visited_20_Internet_20_Link">reddit.com</text:a><text:a xlink:type="simple" xlink:href="https://www.mychoicesoftware.com/products/vmware-vsphere-foundation-16-core-1-year?srsltid=AfmBOopdf1317YaJVHIijCIZKUhIotndQyh3Wy9aL3n3jZ-kmyBk1t1m" office:target-frame-name="_blank" xlink:show="new" text:style-name="Internet_20_link" text:visited-style-name="Visited_20_Internet_20_Link">mychoicesoftware.com</text:a><text:line-break/>• VCF Edge ≈ 225 USD/core; pełne VCF ≈ 350 USD/core/rok <text:a xlink:type="simple" xlink:href="https://www.reddit.com/r/vmware/comments/1jo8oa1/latest_list_price/?utm_source=chatgpt.com" office:target-frame-name="_blank" xlink:show="new" text:style-name="Internet_20_link" text:visited-style-name="Visited_20_Internet_20_Link">reddit.com</text:a>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Licencje wieczyste</text:span></text:p>
          </table:table-cell>
          <table:table-cell table:style-name="Tabela1.A1" office:value-type="string">
            <text:p text:style-name="Table_20_Contents">brak – tylko subskrypcje roczne/3-letnie</text:p>
          </table:table-cell>
          <table:table-cell table:style-name="Tabela1.A1" office:value-type="string">
            <text:p text:style-name="Table_20_Contents">usunięte (X 2024); tylko subskrypcje roczne/3-5-letnie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“Free” edition</text:span></text:p>
          </table:table-cell>
          <table:table-cell table:style-name="Tabela1.A1" office:value-type="string">
            <text:p text:style-name="Table_20_Contents">brak całkowicie otwartej edycji; community używało dawniej 8.2 “Express” – EOL 25 VI 2025 <text:a xlink:type="simple" xlink:href="https://www.theregister.com/Tag/VMWare/?utm_source=chatgpt.com" office:target-frame-name="_blank" xlink:show="new" text:style-name="Internet_20_link" text:visited-style-name="Visited_20_Internet_20_Link">theregister.com</text:a><text:a xlink:type="simple" xlink:href="https://support.citrix.com/external/article?articleUrl=CTX692513-prepare-for-citrix-hypervisor-82-cumulative-update-1-end-of-life&amp;utm_source=chatgpt.com" office:target-frame-name="_blank" xlink:show="new" text:style-name="Internet_20_link" text:visited-style-name="Visited_20_Internet_20_Link">support.citrix.com</text:a></text:p>
          </table:table-cell>
          <table:table-cell table:style-name="Tabela1.A1" office:value-type="string">
            <text:p text:style-name="Table_20_Contents">Bezpłatny klucz ESXi przywrócony IV 2025, <text:span text:style-name="Strong_20_Emphasis">tylko do nie-produkcyjnych labów, bez vCenter i bez patchy</text:span> <text:a xlink:type="simple" xlink:href="https://www.theregister.com/2025/04/14/vmware_free_esxi_returns/?utm_source=chatgpt.com" office:target-frame-name="_blank" xlink:show="new" text:style-name="Internet_20_link" text:visited-style-name="Visited_20_Internet_20_Link">theregister.com</text:a><text:a xlink:type="simple" xlink:href="https://communities.vmware.com/t5/ESXi-Discussions/Unable-to-add-an-ESXi-host-to-vCenter-Server/td-p/2701348?utm_source=chatgpt.com" office:target-frame-name="_blank" xlink:show="new" text:style-name="Internet_20_link" text:visited-style-name="Visited_20_Internet_20_Link">communities.vmware.com</text:a></text:p>
          </table:table-cell>
        </table:table-row>
      </table:table>
      <text:p text:style-name="Standard"/>
      <text:p text:style-name="Standard"/>
      <text:h text:style-name="Heading_20_4" text:outline-level="4">1. Co to oznacza w liczbach?</text:h>
      <text:p text:style-name="Text_20_body">Przykładowy klaster <text:span text:style-name="Strong_20_Emphasis">2 serwery, każdy 2×CPU / 16 rdzeni</text:span> (4 sockety, 64 rdzenie):</text:p>
      <text:list text:style-name="L1">
        <text:list-item>
          <text:p text:style-name="P2"><text:span text:style-name="Strong_20_Emphasis">XenServer Premium</text:span><text:line-break/>4 sockety × 875 USD ≈ <text:span text:style-name="Strong_20_Emphasis">3 500 USD/rok</text:span></text:p>
        </text:list-item>
        <text:list-item>
          <text:p text:style-name="P2"><text:span text:style-name="Strong_20_Emphasis">vSphere Foundation</text:span><text:line-break/>64 rdzeni × 190 USD ≈ <text:span text:style-name="Strong_20_Emphasis">12 160 USD/rok</text:span></text:p>
        </text:list-item>
      </text:list>
      <text:p text:style-name="Quotations">VMware wychodzi ~3,5 × drożej przy identycznej liczbie hostów; różnica jeszcze rośnie, gdy serwery mają więcej rdzeni (bo XenServer nadal liczy tylko gniazda).</text:p>
      <text:p text:style-name="Standard"/>
      <text:p text:style-name="Standard"/>
      <text:h text:style-name="Heading_20_4" text:outline-level="4">2. Pozostałe koszty i ograniczenia</text:h>
      <text:list text:style-name="L2">
        <text:list-item>
          <text:p text:style-name="P3"><text:span text:style-name="Strong_20_Emphasis">vCenter</text:span> jest wliczony w VSF; w XenServerze zarządzasz darmowym <text:span text:style-name="Strong_20_Emphasis">XenCenter</text:span> (Windows) lub <text:span text:style-name="Strong_20_Emphasis">Xen Orchestra</text:span> (open-source web UI).</text:p>
        </text:list-item>
        <text:list-item>
          <text:p text:style-name="P3">VMware wymaga osobnych subskrypcji dla <text:span text:style-name="Strong_20_Emphasis">vSAN</text:span>, <text:span text:style-name="Strong_20_Emphasis">NSX</text:span>, Tanzu/Kubernetes; XenServer ma HCI-storage <text:span text:style-name="Strong_20_Emphasis">XOSTOR</text:span> i SDN w pakiecie Premium.</text:p>
        </text:list-item>
        <text:list-item>
          <text:p text:style-name="P3">Po zakończeniu ważności subskrypcji:</text:p>
          <text:list>
            <text:list-item>
              <text:p text:style-name="P3"><text:span text:style-name="Strong_20_Emphasis">XenServer</text:span> – hosty dalej działają, ale tracisz aktualizacje i wsparcie.</text:p>
            </text:list-item>
            <text:list-item>
              <text:p text:style-name="P3"><text:soft-page-break/><text:span text:style-name="Strong_20_Emphasis">VSF/VCF</text:span> – według EULA hosty nie mogą otrzymywać patchy ani nowych licencji CPU; brak odnowienia = brak legalnej eksploatacji w produkcji.</text:p>
            </text:list-item>
          </text:list>
        </text:list-item>
      </text:list>
      <text:p text:style-name="Standard"/>
      <text:p text:style-name="Standard"/>
      <text:p text:style-name="Standard"/>
      <text:h text:style-name="Heading_20_4" text:outline-level="4">3. Kiedy który model jest tańszy?</text:h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Sytuacja</text:p>
            </table:table-cell>
            <table:table-cell table:style-name="Tabela2.A1" office:value-type="string">
              <text:p text:style-name="Table_20_Heading">Ekonomicznie korzystniej</text:p>
            </table:table-cell>
          </table:table-row>
        </table:table-header-rows>
        <table:table-row>
          <table:table-cell table:style-name="Tabela2.A1" office:value-type="string">
            <text:p text:style-name="Table_20_Contents">Mały lub średni klaster (≤ 8 socketów)</text:p>
          </table:table-cell>
          <table:table-cell table:style-name="Tabela2.A1" office:value-type="string">
            <text:p text:style-name="Table_20_Contents"><text:span text:style-name="Strong_20_Emphasis">XenServer</text:span> – stała cena per-socket</text:p>
          </table:table-cell>
        </table:table-row>
        <table:table-row>
          <table:table-cell table:style-name="Tabela2.A1" office:value-type="string">
            <text:p text:style-name="Table_20_Contents">Duże maszyny o małej liczbie gniazd, ale wielu rdzeniach (np. 1×64 rdzeni)</text:p>
          </table:table-cell>
          <table:table-cell table:style-name="Tabela2.A1" office:value-type="string">
            <text:p text:style-name="Table_20_Contents"><text:span text:style-name="Strong_20_Emphasis">XenServer</text:span> – VMware liczy każdy rdzeń</text:p>
          </table:table-cell>
        </table:table-row>
        <table:table-row>
          <table:table-cell table:style-name="Tabela2.A1" office:value-type="string">
            <text:p text:style-name="Table_20_Contents">Klaster z wieloma dwu-rdzeniowymi CPU (edge, IoT)</text:p>
          </table:table-cell>
          <table:table-cell table:style-name="Tabela2.A1" office:value-type="string">
            <text:p text:style-name="Table_20_Contents"><text:span text:style-name="Strong_20_Emphasis">VMware</text:span> – minimalnie 16 rdzeni/CPU i tak musisz kupić, ale cenę amortyzuje liczba hostów</text:p>
          </table:table-cell>
        </table:table-row>
        <table:table-row>
          <table:table-cell table:style-name="Tabela2.A1" office:value-type="string">
            <text:p text:style-name="Table_20_Contents">Lab/POC bez budżetu</text:p>
          </table:table-cell>
          <table:table-cell table:style-name="Tabela2.A1" office:value-type="string">
            <text:p text:style-name="Table_20_Contents">ESXi Free (brak vCenter) <text:span text:style-name="Strong_20_Emphasis">lub</text:span> promocyjny XenServer do 25 VI 2025</text:p>
          </table:table-cell>
        </table:table-row>
      </table:table>
      <text:p text:style-name="Standard"/>
      <text:p text:style-name="Standard"/>
      <text:h text:style-name="Heading_20_3" text:outline-level="3">TL;DR</text:h>
      <text:list text:style-name="L3">
        <text:list-item>
          <text:p text:style-name="P4"><text:span text:style-name="Strong_20_Emphasis">Model</text:span>: XenServer liczy <text:span text:style-name="Strong_20_Emphasis">gniazda</text:span>, VMware <text:span text:style-name="Strong_20_Emphasis">rdzenie</text:span> + wysokie minima.</text:p>
        </text:list-item>
        <text:list-item>
          <text:p text:style-name="P4"><text:span text:style-name="Strong_20_Emphasis">Cennik</text:span>: ok. <text:span text:style-name="Strong_20_Emphasis">875 USD/socket</text:span> vs <text:span text:style-name="Strong_20_Emphasis">190 USD/core</text:span> – przy typowych serwerach VMware kosztuje wielokrotnie więcej.</text:p>
        </text:list-item>
        <text:list-item>
          <text:p text:style-name="P4"><text:span text:style-name="Strong_20_Emphasis">“Darmówka”</text:span>: ESXi Free wrócił, ale tylko dla labów; XenServer oferuje czasową promocję do 10 000 socketów dla klientów Citrix.</text:p>
        </text:list-item>
        <text:list-item>
          <text:p text:style-name="P4"><text:span text:style-name="Strong_20_Emphasis">Ukryte koszty</text:span>: do VMware trzeba doliczyć vSAN/NSX/Tanzu; u Citrixa Premium Edition ma storage-HA i SDN w cenie subskrypcji.</text:p>
        </text:list-item>
      </text:list>
      <text:p text:style-name="Text_20_body">W praktyce dla środowisk ≤ kilkudziesięciu socketów XenServer okazuje się znacznie tańszy, o ile nie zależy Ci na pełnym ekosystemie VMware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06T14:51:37.558000000</meta:creation-date>
    <dc:date>2025-07-06T14:54:54.928000000</dc:date>
    <meta:editing-duration>PT3M17S</meta:editing-duration>
    <meta:editing-cycles>2</meta:editing-cycles>
    <meta:generator>LibreOffice/24.2.2.2$Windows_X86_64 LibreOffice_project/d56cc158d8a96260b836f100ef4b4ef25d6f1a01</meta:generator>
    <meta:document-statistic meta:table-count="2" meta:image-count="0" meta:object-count="0" meta:page-count="2" meta:paragraph-count="46" meta:word-count="472" meta:character-count="3269" meta:non-whitespace-character-count="2843"/>
  </office:meta>
</office:document-meta>
</file>